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9ad8" officeooo:paragraph-rsid="00189ad8"/>
    </style:style>
    <style:style style:name="P2" style:family="paragraph" style:parent-style-name="Standard" style:list-style-name="L1">
      <style:text-properties style:text-line-through-style="none" style:text-line-through-type="none" officeooo:rsid="00189ad8" officeooo:paragraph-rsid="00189a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ègles métier à vérifier</text:p>
      <text:p text:style-name="P1"/>
      <text:list xml:id="list138009674" text:style-name="L1">
        <text:list-item>
          <text:p text:style-name="P2">Vérifier existence d'un site sur le nom =&gt; suggérer de laisser un commentaire sur le site concerné si existe</text:p>
        </text:list-item>
        <text:list-item>
          <text:p text:style-name="P2">Edition d’un site =&gt; vérifier nom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Gaëlle Rauffet</meta:initial-creator>
    <meta:creation-date>2019-12-15T11:40:56.755000000</meta:creation-date>
    <dc:date>2019-12-15T11:47:29.441000000</dc:date>
    <dc:creator>Gaëlle Rauffet</dc:creator>
    <meta:editing-duration>PT6M33S</meta:editing-duration>
    <meta:editing-cycles>1</meta:editing-cycles>
    <meta:document-statistic meta:table-count="0" meta:image-count="0" meta:object-count="0" meta:page-count="1" meta:paragraph-count="3" meta:word-count="31" meta:character-count="167" meta:non-whitespace-character-count="141"/>
    <meta:generator>LibreOffice/6.3.0.4$Windows_X86_64 LibreOffice_project/057fc023c990d676a43019934386b85b21a9ee99</meta:generator>
  </office:meta>
</office:document-meta>
</file>